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047e26" officeooo:paragraph-rsid="00047e26"/>
    </style:style>
    <style:style style:name="P2" style:family="paragraph">
      <style:paragraph-properties fo:text-align="start"/>
      <style:text-properties style:text-line-through-style="none" style:text-line-through-type="none" fo:font-family="FreeSans" style:font-style-name="Normal" style:font-family-generic="swiss" fo:font-style="normal" style:text-underline-style="none"/>
    </style:style>
    <style:style style:name="gr1" style:family="graphic">
      <style:graphic-properties fo:border="none" loext:decorative="fals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mpo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2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3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mpo1: <draw:control text:anchor-type="as-char" draw:z-index="0" draw:name="Control 1" draw:style-name="gr1" draw:text-style-name="P2" svg:width="3.821cm" svg:height="0.53cm" draw:control="control1"/></text:p>
      <text:p text:style-name="P1">Campo2:<draw:control text:anchor-type="as-char" draw:z-index="1" draw:name="Control 2" draw:style-name="gr1" draw:text-style-name="P2" svg:width="3.925cm" svg:height="0.47cm" draw:control="control2"/></text:p>
      <text:p text:style-name="P1">Campo3:<draw:control text:anchor-type="as-char" draw:z-index="2" draw:name="Control 3" draw:style-name="gr1" draw:text-style-name="P2" svg:width="3.925cm" svg:height="0.442cm" draw:control="control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21:09:41.896389216</meta:creation-date>
    <dc:date>2025-09-03T21:11:46.600631274</dc:date>
    <meta:editing-duration>PT2M5S</meta:editing-duration>
    <meta:editing-cycles>1</meta:editing-cycles>
    <meta:document-statistic meta:table-count="0" meta:image-count="0" meta:object-count="0" meta:page-count="1" meta:paragraph-count="3" meta:word-count="3" meta:character-count="22" meta:non-whitespace-character-count="21"/>
    <meta:generator>LibreOffice/24.2.7.2$Linux_X86_64 LibreOffice_project/420$Build-2</meta:generator>
  </office:meta>
</office:document-meta>
</file>